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gr1" style:family="graphic">
      <style:graphic-properties draw:stroke="dash" draw:stroke-dash="Fine_20_Dashed" svg:stroke-color="#000000" draw:fill="none" draw:fill-color="#ffffff" fo:min-height="6.401cm" fo:padding-top="0.3cm" fo:padding-bottom="0.3cm" fo:padding-left="0.3cm" fo:padding-right="0.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draw:textarea-vertical-align="middle" fo:min-height="1.462cm" fo:padding-top="0.3cm" fo:padding-bottom="0.3cm" fo:padding-left="0.3cm" fo:padding-right="0.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draw:textarea-vertical-align="middle" fo:min-height="1.402cm" fo:padding-top="0.3cm" fo:padding-bottom="0.3cm" fo:padding-left="0.3cm" fo:padding-right="0.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3" draw:style-name="gr1" draw:text-style-name="P2" svg:width="12.002cm" svg:height="7.002cm" svg:x="0.376cm" svg:y="-0.002cm"><draw:text-box><text:p>RailControl</text:p></draw:text-box></draw:frame><draw:line text:anchor-type="paragraph" draw:z-index="1" draw:name="Form2" draw:style-name="gr2" draw:text-style-name="P3" svg:x1="5.376cm" svg:y1="3.501cm" svg:x2="2.376cm" svg:y2="4.499cm"><text:p/></draw:line><draw:frame text:anchor-type="paragraph" draw:z-index="2" draw:name="Form1" draw:style-name="gr3" draw:text-style-name="P5" svg:width="2.999cm" svg:height="2.063cm" svg:x="1.376cm" svg:y="1.937cm"><draw:text-box><text:p text:style-name="P4">Objekte</text:p></draw:text-box></draw:frame><draw:frame text:anchor-type="paragraph" draw:z-index="3" draw:name="Form1" draw:style-name="gr4" draw:text-style-name="P5" svg:width="2.999cm" svg:height="2.003cm" svg:x="9.38cm" svg:y="8.001cm"><draw:text-box><text:p text:style-name="P4">Logging-Client</text:p></draw:text-box></draw:frame><draw:frame text:anchor-type="paragraph" draw:z-index="4" draw:name="Form1" draw:style-name="gr4" draw:text-style-name="P5" svg:width="2.999cm" svg:height="2.003cm" svg:x="13.379cm" svg:y="2cm"><draw:text-box><text:p text:style-name="P4">Digital-Zentrale</text:p></draw:text-box></draw:frame><draw:frame text:anchor-type="paragraph" draw:z-index="5" draw:name="Form1" draw:style-name="gr4" draw:text-style-name="P5" svg:width="2.999cm" svg:height="2.003cm" svg:x="5.378cm" svg:y="7.997cm"><draw:text-box><text:p text:style-name="P4">WebClient</text:p><text:p text:style-name="P4"/></draw:text-box></draw:frame><draw:frame text:anchor-type="paragraph" draw:z-index="6" draw:name="Form1" draw:style-name="gr4" draw:text-style-name="P5" svg:width="2.999cm" svg:height="2.003cm" svg:x="1.376cm" svg:y="7.999cm"><draw:text-box><text:p text:style-name="P4">Console-Client</text:p></draw:text-box></draw:frame><draw:frame text:anchor-type="paragraph" draw:z-index="7" draw:name="Form1" draw:style-name="gr4" draw:text-style-name="P5" svg:width="2.999cm" svg:height="2.003cm" svg:x="4.879cm" svg:y="1.499cm"><draw:text-box><text:p text:style-name="P4">Manager (Dispatcher)</text:p></draw:text-box></draw:frame><draw:frame text:anchor-type="paragraph" draw:z-index="8" draw:name="Form1" draw:style-name="gr4" draw:text-style-name="P5" svg:width="2.999cm" svg:height="2.003cm" svg:x="8.879cm" svg:y="1.499cm"><draw:text-box><text:p text:style-name="P4">Hardware-Handler</text:p></draw:text-box></draw:frame><draw:frame text:anchor-type="paragraph" draw:z-index="9" draw:name="Form1" draw:style-name="gr4" draw:text-style-name="P5" svg:width="2.999cm" svg:height="2.003cm" svg:x="4.879cm" svg:y="4.498cm"><draw:text-box><text:p text:style-name="P4">WebServer</text:p></draw:text-box></draw:frame><draw:frame text:anchor-type="paragraph" draw:z-index="10" draw:name="Form1" draw:style-name="gr4" draw:text-style-name="P5" svg:width="2.999cm" svg:height="2.003cm" svg:x="0.877cm" svg:y="4.498cm"><draw:text-box><text:p text:style-name="P4">Console-Server</text:p></draw:text-box></draw:frame><draw:frame text:anchor-type="paragraph" draw:z-index="11" draw:name="Form1" draw:style-name="gr4" draw:text-style-name="P5" svg:width="2.999cm" svg:height="2.003cm" svg:x="4.881cm" svg:y="7.5cm"><draw:text-box><text:p text:style-name="P4">WebClient</text:p></draw:text-box></draw:frame><draw:frame text:anchor-type="paragraph" draw:z-index="12" draw:name="Form1" draw:style-name="gr4" draw:text-style-name="P5" svg:width="2.999cm" svg:height="2.003cm" svg:x="0.877cm" svg:y="7.5cm"><draw:text-box><text:p text:style-name="P4">Console-Client</text:p></draw:text-box></draw:frame><draw:frame text:anchor-type="paragraph" draw:z-index="13" draw:name="Form1" draw:style-name="gr4" draw:text-style-name="P5" svg:width="2.999cm" svg:height="2.003cm" svg:x="12.88cm" svg:y="1.499cm"><draw:text-box><text:p text:style-name="P4">Digital-Zentrale</text:p></draw:text-box></draw:frame><draw:frame text:anchor-type="paragraph" draw:z-index="14" draw:name="Form1" draw:style-name="gr4" draw:text-style-name="P5" svg:width="2.999cm" svg:height="2.003cm" svg:x="8.878cm" svg:y="4.498cm"><draw:text-box><text:p text:style-name="P4">Logging-Server</text:p></draw:text-box></draw:frame><draw:frame text:anchor-type="paragraph" draw:z-index="15" draw:name="Form1" draw:style-name="gr4" draw:text-style-name="P5" svg:width="2.999cm" svg:height="2.003cm" svg:x="8.878cm" svg:y="7.502cm"><draw:text-box><text:p text:style-name="P4">Logging-Client</text:p></draw:text-box></draw:frame><draw:line text:anchor-type="paragraph" draw:z-index="16" draw:name="Form2" draw:style-name="gr2" draw:text-style-name="P3" svg:x1="11.878cm" svg:y1="2.499cm" svg:x2="12.878cm" svg:y2="2.499cm"><text:p/></draw:line><draw:line text:anchor-type="paragraph" draw:z-index="17" draw:name="Form2" draw:style-name="gr2" draw:text-style-name="P3" svg:x1="7.878cm" svg:y1="2.499cm" svg:x2="8.878cm" svg:y2="2.499cm"><text:p/></draw:line><draw:line text:anchor-type="paragraph" draw:z-index="18" draw:name="Form2" draw:style-name="gr2" draw:text-style-name="P3" svg:x1="6.377cm" svg:y1="6.5cm" svg:x2="6.377cm" svg:y2="7.5cm"><text:p/></draw:line><draw:line text:anchor-type="paragraph" draw:z-index="19" draw:name="Form2" draw:style-name="gr2" draw:text-style-name="P3" svg:x1="10.379cm" svg:y1="6.501cm" svg:x2="10.379cm" svg:y2="7.501cm"><text:p/></draw:line><draw:line text:anchor-type="paragraph" draw:z-index="20" draw:name="Form2" draw:style-name="gr2" draw:text-style-name="P3" svg:x1="2.376cm" svg:y1="6.501cm" svg:x2="2.376cm" svg:y2="7.501cm"><text:p/></draw:line><draw:line text:anchor-type="paragraph" draw:z-index="21" draw:name="Form2" draw:style-name="gr2" draw:text-style-name="P3" svg:x1="7.377cm" svg:y1="3.499cm" svg:x2="10.377cm" svg:y2="4.497cm"><text:p/></draw:line><draw:line text:anchor-type="paragraph" draw:z-index="22" draw:name="Form2" draw:style-name="gr2" draw:text-style-name="P3" svg:x1="6.377cm" svg:y1="3.499cm" svg:x2="6.377cm" svg:y2="4.499cm"><text:p/></draw:line><draw:frame text:anchor-type="paragraph" draw:z-index="23" draw:name="Form1" draw:style-name="gr4" draw:text-style-name="P5" svg:width="2.999cm" svg:height="2.003cm" svg:x="12.878cm" svg:y="4.498cm"><draw:text-box><text:p text:style-name="P4">Modellbahn</text:p></draw:text-box></draw:frame><draw:line text:anchor-type="paragraph" draw:z-index="24" draw:name="Form2" draw:style-name="gr2" draw:text-style-name="P3" svg:x1="14.378cm" svg:y1="3.499cm" svg:x2="14.378cm" svg:y2="4.499cm"><text:p/></draw:line><draw:frame text:anchor-type="paragraph" draw:z-index="25" draw:name="Form1" draw:style-name="gr3" draw:text-style-name="P5" svg:width="2.999cm" svg:height="2.063cm" svg:x="0.877cm" svg:y="1.468cm"><draw:text-box><text:p text:style-name="P4">Objekte</text:p></draw:text-box></draw:frame><draw:line text:anchor-type="paragraph" draw:z-index="26" draw:name="Form2" draw:style-name="gr2" draw:text-style-name="P3" svg:x1="3.877cm" svg:y1="2.499cm" svg:x2="4.877cm" svg:y2="2.49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ddy </meta:initial-creator>
    <meta:creation-date>2019-06-11T10:11:17.373195073</meta:creation-date>
    <dc:date>2019-07-01T08:01:46.555298184</dc:date>
    <dc:creator>Teddy </dc:creator>
    <meta:editing-duration>P6DT13H7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